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text-align="center" style:justify-single-word="false"/>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evin Larkin</text:p>
      <text:p text:style-name="Standard"/>
      <text:p text:style-name="P2">Symmetric Coverage Algorithm</text:p>
      <text:p text:style-name="P2"/>
      <text:p text:style-name="P1"><text:bookmark-start text:name="__DdeLink__56_1356225789"/><text:tab/>This summer I spent the bulk of my time coding the control laws described by Carlos H. Caicedo-Nunez and Naomi Ehrich Leonard in their paper "Symmetric coverage of dynamic mapping error for mobile sensor networks." <text:s/>This included a control law based on Voronoi regions, where each robot moves to the centroid of its weighted Voronoi region, the region where that robot is the closest of any robot. <text:s/>The centroid being found similarly to a center of mass problem, where instead of mass, uncertainty indicates the weight at a given point. <text:s/>The robots thus gradually settle into a static position. <text:s/>The main control law described in the paper is a gradient based search, where each robot considers moving to points a distance gamma away, and <text:s/>evaluates the change in uncertainty at each of the possible points to go to that would result from this motion. <text:s/>The robots thus follow a greedy search metric, and move in the direction that will give them the best improvement in measurement. <text:s/>For both control laws, the uncertainty is calculated based on objective analysis, as described in equations 5 and 6 in the paper. <text:s/>Unlike the actual control law, in order to let the robots compute where to move quickly enough, I had to restrict the number of points being considered, and delete old data. <text:s/>These restrictions are adjustable by the user, and can be raised when using a faster computer. <text:s/>The user can also control the shape of the region being surveyed, the positions of the robots, and the coefficients which describe the robot's surveying ability and the nature of the field. <text:s/></text:p>
      <text:p text:style-name="P1"><text:tab/>The gradient control law is effective in simulation, but its advantages over a random initial setup depend on maintaining symmetry. <text:s text:c="2"/>In the noisy environment of actually running the Miabots, the robots lose symmetry as time goes on. <text:s/>To counteract this, I wrote several variations on the control law designed to maintain symmetry and improve the speed of the program. <text:s/>These different options can be selected through the runSpeed option. <text:s/>The 'fast' option exploits the symmetry of the robots to alternate “leaders,” where each leader determines its goal point, and then that goal is rotated to each of the other robots. <text:s/>The 'average_fast' option takes the current positions of the robots, then rotates and averages <text:soft-page-break/>them, finds a goal point, then rotates that goal to each robot. <text:s/>The 'average_slow' option has each robot calculate its goal, then average those. <text:s/>While I have done some testing with the 'fast' option, and it does an effective job maintaining symmetry, it remains to be determined how much of an improvement, if any, it makes in the general case over the regular method. <text:s/>The other two methods, while written, have not yet been thoroughly examined for efficacy in comparison to each other or to the regular control law, as I have tried to focus most of my testing on the actual law for now. <text:bookmark-end text:name="__DdeLink__56_1356225789"/></text:p>
      <text:p text:style-name="P1"><text:tab/>There is still much that can be done to expand on the work I did this summer. <text:s/>Firstly, more testing should be done to better see when the symmetric coverage search is an improvement over asymmetric searches. <text:s/>Additionally, the control law could still be more generalized. <text:s/>At present, the custom setting for an area being surveyed is only applicable in 2 dimensions. <text:s/>Another issue is that, when considering points to travel to, if points perpendicular to the heading are viable options, they can break the symmetry of the setup due to the conflict over which way to rotate to them. <text:s/>My attempts to maintain symmetry could also be further fleshed out. <text:s/>For example, it would be possible to adjust the number of time steps for which each robot acts as leader in the 'fast' script. <text:s/>Additional work could be done on limiting communication between robots. <text:s/>Since at present all calculations are done on a central computer and sent out to the robots, each has full communication with the others. <text:s/>It would be possible to restrict communication to only the nearest robots, or simulate a scenario in which a leader robot generates a command, and each robot passes it on to the next.</text:p>
      <text:p text:style-name="P1">Files:</text:p>
      <text:p text:style-name="P1"><text:span text:style-name="T1">field</text:span>: contains control laws for both the voronoi and gradient based searches. <text:s/>For the gradient based search, runs the standard control law, and several variations designed to maintain symmetry and speed up the run time. <text:s/>These are categorized as fast, average_fast, and average_slow.</text:p>
      <text:p text:style-name="P1"><text:span text:style-name="T1">streamedField</text:span>: contains the standard control law, with the added feature of being able to "remember" different numbers of previous measurements for other robots.</text:p>
      <text:p text:style-name="P1"><text:span text:style-name="T1">voronoiRunScript</text:span>: runs the Voronoi-based control law through the field object</text:p>
      <text:p text:style-name="P1"><text:soft-page-break/><text:span text:style-name="T1">runScript</text:span>: runs the gradient based control law through either field or streamedField</text:p>
      <text:p text:style-name="P1"><text:span text:style-name="T1">twoRobotsCircle</text:span>: demonstration script, runs two robots in a circular domain with coefficients that look good on Miabots</text:p>
      <text:p text:style-name="P1"><text:span text:style-name="T1">twoRobotsSquare</text:span>: demonstration script, runs two robots in a square domain with coefficients that look good on Miabots</text:p>
      <text:p text:style-name="P1"><text:span text:style-name="T1">threeRobotsCircle</text:span>: demonstration script, runs three robots in a circular domain with coefficients that look good on Miabots</text:p>
      <text:p text:style-name="P1">Running: </text:p>
      <text:p text:style-name="P1"><text:tab/>To run on Miabots: 1. Open a terminal and run command %roslaunch dcsl_miabot_main miabot_main.launch (miabot_main3.launch for 3 robots) 2. One by one, turn on each robot and connect it using the GUI 3. Put robots into view of camera and ensure that each is properly tracked 4. Use a preset run script, runScript, twoRobotsCircle, twoRobotsSquare, or threeRobotsCircle, or create a field or streamedField object with desired variables. 5. Create a miabots object using the control law from the field or streamedField object, and run Miabots.start To shutdown system: 6. run Miabots.shutdown, then control-c out of the terminal used to open the ROS GUI</text:p>
      <text:p text:style-name="P1"><text:tab/><text:bookmark-start text:name="__DdeLink__58_1356225789"/>Data from each run is stored in the output.csv file. <text:s/>From there, it can be exported into LibreOffice. <text:s/>Additionally, the run scripts generate plots of x vs y, x vs time, y vs time and z vs time, and information entropy vs time, and a string containing the settings used for the run.<text:bookmark-end text:name="__DdeLink__58_13562257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ta:initial-creator>
    <meta:creation-date>2013-08-01T10:35:17</meta:creation-date>
    <dc:date>2013-08-02T15:40:01</dc:date>
    <dc:creator>Kevin </dc:creator>
    <meta:editing-duration>PT5H10M22S</meta:editing-duration>
    <meta:editing-cycles>24</meta:editing-cycles>
    <meta:generator>LibreOffice/3.5$Linux_x86 LibreOffice_project/350m1$Build-2</meta:generator>
    <meta:document-statistic meta:table-count="0" meta:image-count="0" meta:object-count="0" meta:page-count="3" meta:paragraph-count="16" meta:word-count="990" meta:character-count="6032" meta:non-whitespace-character-count="5007"/>
  </office:meta>
</office:document-meta>
</file>